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Standard">
      <style:paragraph-properties fo:line-height="100%"/>
      <style:text-properties fo:language="en" fo:country="US" officeooo:rsid="000f685b" officeooo:paragraph-rsid="000f685b"/>
    </style:style>
    <style:style style:name="P3" style:family="paragraph" style:parent-style-name="Standard">
      <style:paragraph-properties fo:line-height="100%"/>
      <style:text-properties fo:language="en" fo:country="US" officeooo:rsid="000f685b" officeooo:paragraph-rsid="00126301"/>
    </style:style>
    <style:style style:name="P4" style:family="paragraph" style:parent-style-name="Standard">
      <style:paragraph-properties fo:line-height="100%"/>
      <style:text-properties fo:language="en" fo:country="US" fo:font-weight="normal" officeooo:rsid="001f5331" officeooo:paragraph-rsid="0019bea0" style:font-weight-asian="normal" style:font-weight-complex="normal"/>
    </style:style>
    <style:style style:name="P5" style:family="paragraph" style:parent-style-name="Standard">
      <style:paragraph-properties fo:line-height="100%"/>
      <style:text-properties fo:language="en" fo:country="US" officeooo:rsid="0010300d" officeooo:paragraph-rsid="0010300d"/>
    </style:style>
    <style:style style:name="P6" style:family="paragraph" style:parent-style-name="Standard">
      <style:paragraph-properties fo:line-height="100%"/>
      <style:text-properties fo:language="en" fo:country="US" officeooo:rsid="00490be7" officeooo:paragraph-rsid="00490be7"/>
    </style:style>
    <style:style style:name="P7" style:family="paragraph" style:parent-style-name="Standard">
      <style:paragraph-properties fo:line-height="100%" fo:text-align="center" style:justify-single-word="false"/>
      <style:text-properties fo:language="en" fo:country="US" fo:font-weight="bold" officeooo:rsid="004db544" officeooo:paragraph-rsid="004db544" style:font-weight-asian="bold" style:font-weight-complex="bold"/>
    </style:style>
    <style:style style:name="P8" style:family="paragraph" style:parent-style-name="Standard">
      <style:paragraph-properties fo:line-height="100%" fo:text-align="start" style:justify-single-word="false"/>
      <style:text-properties fo:language="en" fo:country="US" fo:font-weight="bold" officeooo:rsid="004db544" officeooo:paragraph-rsid="004db544" style:font-weight-asian="bold" style:font-weight-complex="bold"/>
    </style:style>
    <style:style style:name="P9" style:family="paragraph" style:parent-style-name="Standard">
      <style:paragraph-properties fo:line-height="100%"/>
      <style:text-properties fo:language="en" fo:country="US" officeooo:rsid="003e99be" officeooo:paragraph-rsid="003e99be"/>
    </style:style>
    <style:style style:name="P10" style:family="paragraph" style:parent-style-name="Standard">
      <style:paragraph-properties fo:line-height="100%"/>
      <style:text-properties fo:language="en" fo:country="US" officeooo:rsid="003e99be" officeooo:paragraph-rsid="0052bed8"/>
    </style:style>
    <style:style style:name="P11" style:family="paragraph" style:parent-style-name="Standard">
      <style:paragraph-properties fo:line-height="100%"/>
    </style:style>
    <style:style style:name="P12" style:family="paragraph" style:parent-style-name="Standard">
      <style:paragraph-properties fo:line-height="100%"/>
      <style:text-properties officeooo:paragraph-rsid="0019bea0"/>
    </style:style>
    <style:style style:name="P13" style:family="paragraph" style:parent-style-name="Standard">
      <style:paragraph-properties fo:line-height="100%"/>
      <style:text-properties officeooo:paragraph-rsid="003549e1"/>
    </style:style>
    <style:style style:name="P14" style:family="paragraph" style:parent-style-name="Standard">
      <style:paragraph-properties fo:line-height="100%"/>
      <style:text-properties officeooo:paragraph-rsid="003f95d3"/>
    </style:style>
    <style:style style:name="P15" style:family="paragraph" style:parent-style-name="Standard">
      <style:paragraph-properties fo:line-height="100%"/>
      <style:text-properties fo:language="en" fo:country="US" officeooo:rsid="0050894e" officeooo:paragraph-rsid="0052bed8"/>
    </style:style>
    <style:style style:name="P16" style:family="paragraph" style:parent-style-name="Standard">
      <style:paragraph-properties fo:line-height="100%"/>
      <style:text-properties fo:language="en" fo:country="US" officeooo:rsid="003e99be" officeooo:paragraph-rsid="0057197e"/>
    </style:style>
    <style:style style:name="P17" style:family="paragraph" style:parent-style-name="Standard">
      <style:paragraph-properties fo:line-height="100%"/>
      <style:text-properties fo:language="en" fo:country="US" officeooo:rsid="003e99be" officeooo:paragraph-rsid="005e7870"/>
    </style:style>
    <style:style style:name="P18" style:family="paragraph" style:parent-style-name="Standard">
      <style:paragraph-properties fo:line-height="100%"/>
      <style:text-properties fo:language="en" fo:country="US" officeooo:rsid="003e99be" officeooo:paragraph-rsid="003e99be"/>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5f79a6" style:font-weight-asian="bold" style:font-weight-complex="bold"/>
    </style:style>
    <style:style style:name="T51" style:family="text">
      <style:text-properties fo:font-weight="bold" officeooo:rsid="0050894e" style:font-weight-asian="bold" style:font-weight-complex="bold"/>
    </style:style>
    <style:style style:name="T52" style:family="text">
      <style:text-properties officeooo:rsid="0050894e"/>
    </style:style>
    <style:style style:name="T53" style:family="text">
      <style:text-properties officeooo:rsid="0055ca67"/>
    </style:style>
    <style:style style:name="T54" style:family="text">
      <style:text-properties officeooo:rsid="0057197e"/>
    </style:style>
    <style:style style:name="T55" style:family="text">
      <style:text-properties fo:font-size="15pt" fo:font-weight="bold" officeooo:rsid="005f79a6" style:font-size-asian="15pt" style:font-weight-asian="bold" style:font-size-complex="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tion</text:p>
      <text:p text:style-name="P2"/>
      <text:p text:style-name="P3"><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11"><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12"><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3"><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4"><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4"><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4"><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9"><text:tab/></text:p>
      <text:p text:style-name="P9"/>
      <text:p text:style-name="P9"><text:tab/><text:span text:style-name="T55">How is aid and conflict interconnected, why is it important to study the relationship?</text:span></text:p>
      <text:p text:style-name="P9"/>
      <text:p text:style-name="P9"/>
      <text:p text:style-name="P9"><text:tab/><text:span text:style-name="T51">Why ADM1</text:span></text:p>
      <text:p text:style-name="P17"><text:tab/><text:span text:style-name="T53">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54">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54"><text:note text:id="ftn0"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54">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54"><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17"><text:span text:style-name="T54"><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54">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16"><text:span text:style-name="T53"><text:tab/>Having the above-mentioned considerations in mind, the primary unit of analysis for this study </text:span><text:soft-page-break/><text:span text:style-name="T53">is chosen to be the first level administrative divisions.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3"><text:note text:id="ftn11" text:note-class="footnote"><text:note-citation>13</text:note-citation><text:note-body><text:p text:style-name="Footnote">Østby, G., R. Nordas, and J. K. Rød (2009). Regional Inequalities and Civil Conflict in 21 Sub-Saharan<text:line-break/>African Countries , 1986 – 2004. International Studies Quarterly 53(2), 301–324 <text:line-break/></text:p></text:note-body></text:note></text:span><text:span text:style-name="T53"> </text:span></text:p>
      <text:p text:style-name="P10"/>
      <text:p text:style-name="P15">Focusing on this level of aggregation, we expect to be able </text:p>
      <text:p text:style-name="P4"/>
      <text:p text:style-name="P2"/>
      <text:p text:style-name="P5">Introduction – the effects are sometimes mixed</text:p>
      <text:p text:style-name="P5"><text:tab/>what are the main established causal mechanisms</text:p>
      <text:p text:style-name="P5"/>
      <text:p text:style-name="P6">The question of <text:span text:style-name="T49">fungible </text:span>aid</text:p>
      <text:p text:style-name="P5"/>
      <text:p text:style-name="P5">Why it is important to work on ADM1 level and not country level</text:p>
      <text:p text:style-name="P5"/>
      <text:p text:style-name="P5">Justification for our indices</text:p>
      <text:p text:style-name="P5"/>
      <text:p text:style-name="P5">Results</text:p>
      <text:p text:style-name="P5"/>
      <text:p text:style-name="P5">Dicussion</text:p>
      <text:p text:style-name="P5"/>
      <text:p text:style-name="P5"/>
      <text:p text:style-name="P7">ANALYSIS</text:p>
      <text:p text:style-name="P7"/>
      <text:p text:style-name="P8"><text:tab/>COUPLE OF WORDS ABOUT DATASETS (SOURCE, COLLECTION, ETC.)</text:p>
      <text:p text:style-name="P8"><text:tab/></text:p>
      <text:p text:style-name="P8"><text:tab/>WHAT TOOLS ARE USED</text:p>
      <text:p text:style-name="P8"/>
      <text:p text:style-name="P8"><text:tab/>PECULIARITIES OF THE DATA</text:p>
      <text:p text:style-name="P8"/>
      <text:p text:style-name="P8"><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3M17S</meta:editing-duration>
    <meta:editing-cycles>29</meta:editing-cycles>
    <meta:generator>LibreOffice/5.4.3.2$Windows_X86_64 LibreOffice_project/92a7159f7e4af62137622921e809f8546db437e5</meta:generator>
    <dc:date>2018-07-14T02:41:47.742000000</dc:date>
    <meta:document-statistic meta:table-count="0" meta:image-count="0" meta:object-count="0" meta:page-count="4" meta:paragraph-count="41" meta:word-count="2197" meta:character-count="14119" meta:non-whitespace-character-count="11930"/>
    <meta:user-defined meta:name="Info 1"/>
    <meta:user-defined meta:name="Info 2"/>
    <meta:user-defined meta:name="Info 3"/>
    <meta:user-defined meta:name="Info 4"/>
  </office:meta>
</office:document-meta>
</file>